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number-columns-repeated="1017" table:default-cell-style-name="ce5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Win: A step by step tool for top achievers</text:p>
          </table:table-cell>
          <table:table-cell office:value-type="string" calcext:value-type="string">
            <text:p>Shiv Kher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3-12" calcext:value-type="date">
            <text:p>12 Mar 202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ysterious Affair at Styles</text:p>
          </table:table-cell>
          <table:table-cell office:value-type="string" calcext:value-type="string">
            <text:p>Agatha Christi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3-19" calcext:value-type="date">
            <text:p>19 Mar 202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enstein</text:p>
          </table:table-cell>
          <table:table-cell office:value-type="string" calcext:value-type="string">
            <text:p>Mary Shelley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4-02" calcext:value-type="date">
            <text:p>02 Apr 202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உன்னைப் போல் ஒருவன்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கதை</text:p>
          </table:table-cell>
          <table:table-cell office:value-type="date" office:date-value="2020-04-19" calcext:value-type="date">
            <text:p>19 Apr 202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ind for Numbers: How to excel at Math and Science</text:p>
          </table:table-cell>
          <table:table-cell office:value-type="string" calcext:value-type="string">
            <text:p>Barbara Oakley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02" calcext:value-type="date">
            <text:p>02 May 202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piens: A Brief History of Humankind</text:p>
          </table:table-cell>
          <table:table-cell office:value-type="string" calcext:value-type="string">
            <text:p>Yuval Noah Harar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5-17" calcext:value-type="date">
            <text:p>17 May 202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ower of your Subconscious Mind</text:p>
          </table:table-cell>
          <table:table-cell office:value-type="string" calcext:value-type="string">
            <text:p>Joseph Murphy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27" calcext:value-type="date">
            <text:p>27 May 20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பாலங்கள்</text:p>
          </table:table-cell>
          <table:table-cell office:value-type="string" calcext:value-type="string">
            <text:p>சிவசங்கரி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கதை</text:p>
          </table:table-cell>
          <table:table-cell office:value-type="date" office:date-value="2020-05-29" calcext:value-type="date">
            <text:p>29 May 202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சிற்றன்னை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கதை</text:p>
          </table:table-cell>
          <table:table-cell office:value-type="date" office:date-value="2020-06-09" calcext:value-type="date">
            <text:p>09 Jun 2020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on Musk: How the Billionaire CEO of SapceX and Tesla is Shaping our Future</text:p>
          </table:table-cell>
          <table:table-cell office:value-type="string" calcext:value-type="string">
            <text:p>Ashlee Vanc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6-14" calcext:value-type="date">
            <text:p>14 Jun 202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d Then There Were None</text:p>
          </table:table-cell>
          <table:table-cell office:value-type="string" calcext:value-type="string">
            <text:p>Agatha Christ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17" calcext:value-type="date">
            <text:p>17 Jun 202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Night @ the Call Center</text:p>
          </table:table-cell>
          <table:table-cell office:value-type="string" calcext:value-type="string">
            <text:p>Chetan Bhaga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30" calcext:value-type="date">
            <text:p>30 Jun 202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விருந்தாளி</text:p>
          </table:table-cell>
          <table:table-cell office:value-type="string" calcext:value-type="string">
            <text:p>ஆல்பெர் காம்யு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கதை</text:p>
          </table:table-cell>
          <table:table-cell office:value-type="date" office:date-value="2020-07-02" calcext:value-type="date">
            <text:p>02 Jul 202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eryone Has A Story</text:p>
          </table:table-cell>
          <table:table-cell office:value-type="string" calcext:value-type="string">
            <text:p>Savi Sharm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7-03" calcext:value-type="date">
            <text:p>03 Jul 202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மெலூஹாவின் அமரர்கள் (சிவா முத்தொகுதி - 1)</text:p>
          </table:table-cell>
          <table:table-cell office:value-type="string" calcext:value-type="string">
            <text:p>அமிஷ்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கதை</text:p>
          </table:table-cell>
          <table:table-cell office:value-type="date" office:date-value="2020-07-19" calcext:value-type="date">
            <text:p>19 Jul 202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நாகர்களின் இரகசியம் (சிவா முத்தொகுதி - 2)</text:p>
          </table:table-cell>
          <table:table-cell office:value-type="string" calcext:value-type="string">
            <text:p>அமிஷ்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கதை</text:p>
          </table:table-cell>
          <table:table-cell office:value-type="date" office:date-value="2020-07-27" calcext:value-type="date">
            <text:p>27 Jul 202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வாடிவாசல்</text:p>
          </table:table-cell>
          <table:table-cell office:value-type="string" calcext:value-type="string">
            <text:p>சி. சு. செல்லப்பா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கதை</text:p>
          </table:table-cell>
          <table:table-cell office:value-type="date" office:date-value="2020-08-02" calcext:value-type="date">
            <text:p>02 Aug 202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அணிலாடும் முன்றில்</text:p>
          </table:table-cell>
          <table:table-cell office:value-type="string" calcext:value-type="string">
            <text:p>நா. முத்துக்குமார்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08-05" calcext:value-type="date">
            <text:p>05 Aug 202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porate Avatar</text:p>
          </table:table-cell>
          <table:table-cell office:value-type="string" calcext:value-type="string">
            <text:p>Dish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2" calcext:value-type="date">
            <text:p>12 Aug 202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தென்னிந்திய நாட்டுப்புறக் கதைகள்: சூரியனைப் பற்றிய கதைகள்</text:p>
          </table:table-cell>
          <table:table-cell office:value-type="string" calcext:value-type="string">
            <text:p>ஜார்ஜியானா கிங்ஸ்கோட், நடேச சாஸ்திரி, வானதி (மொழிபெயர்பு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கதை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to Talk to Anyone</text:p>
          </table:table-cell>
          <table:table-cell office:value-type="string" calcext:value-type="string">
            <text:p>Leil Lownd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ஜெயகாந்தன் சிறுகதைகள் தொகுப்பு - 1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கதை</text:p>
          </table:table-cell>
          <table:table-cell office:value-type="date" office:date-value="2020-08-20" calcext:value-type="date">
            <text:p>20 Aug 202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titude is Everything</text:p>
          </table:table-cell>
          <table:table-cell office:value-type="string" calcext:value-type="string">
            <text:p>Jeff Kell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21" calcext:value-type="date">
            <text:p>21 Aug 202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வாயுபுத்திரர்களின் வாக்கு (சிவா முத்தொகுதி - 3)</text:p>
          </table:table-cell>
          <table:table-cell office:value-type="string" calcext:value-type="string">
            <text:p>அமிஷ்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கதை</text:p>
          </table:table-cell>
          <table:table-cell office:value-type="date" office:date-value="2020-08-30" calcext:value-type="date">
            <text:p>30 Aug 202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எக்ஸிஸ்டென்ஷியலிசமும் ஃபேன்ஸி பனியன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கதை</text:p>
          </table:table-cell>
          <table:table-cell office:value-type="date" office:date-value="2020-09-06" calcext:value-type="date">
            <text:p>06 Sep 202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ஜெயகாந்தன் சிறுகதைகள் தொகுப்பு - 2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கதை</text:p>
          </table:table-cell>
          <table:table-cell office:value-type="date" office:date-value="2020-09-13" calcext:value-type="date">
            <text:p>13 Sep 202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பிரிவோம் சந்திப்போம் பாகம் - 1</text:p>
          </table:table-cell>
          <table:table-cell office:value-type="string" calcext:value-type="string">
            <text:p>சுஜாதா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கதை</text:p>
          </table:table-cell>
          <table:table-cell office:value-type="date" office:date-value="2020-09-30" calcext:value-type="date">
            <text:p>30 Sep 202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பிரிவோம் சந்திப்போம் பாகம் - 2</text:p>
          </table:table-cell>
          <table:table-cell office:value-type="string" calcext:value-type="string">
            <text:p>சுஜாதா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கதை</text:p>
          </table:table-cell>
          <table:table-cell office:value-type="date" office:date-value="2020-10-12" calcext:value-type="date">
            <text:p>12 Oct 202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Woz</text:p>
          </table:table-cell>
          <table:table-cell office:value-type="string" calcext:value-type="string">
            <text:p>Steve Wozniak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10-14" calcext:value-type="date">
            <text:p>14 Oct 202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பூனாச்சி அல்லது ஒரு வெள்ளாட்டின் கதை</text:p>
          </table:table-cell>
          <table:table-cell office:value-type="string" calcext:value-type="string">
            <text:p>பெருமாள்முருகன்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கதை</text:p>
          </table:table-cell>
          <table:table-cell office:value-type="date" office:date-value="2020-10-18" calcext:value-type="date">
            <text:p>18 Oct 202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தாமிரபரணியில் கொல்லப்படாதவர்கள்</text:p>
          </table:table-cell>
          <table:table-cell office:value-type="string" calcext:value-type="string">
            <text:p>மாரிசெல்வராஜ்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கதை</text:p>
          </table:table-cell>
          <table:table-cell office:value-type="date" office:date-value="2020-10-21" calcext:value-type="date">
            <text:p>21 Oct 202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ephenie Mey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01" calcext:value-type="date">
            <text:p>01 Nov 20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கடலுக்கு அப்பால்</text:p>
          </table:table-cell>
          <table:table-cell office:value-type="string" calcext:value-type="string">
            <text:p>ப. சிங்காரம்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கதை</text:p>
          </table:table-cell>
          <table:table-cell office:value-type="date" office:date-value="2020-11-06" calcext:value-type="date">
            <text:p>06 Nov 202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ஆ..!</text:p>
          </table:table-cell>
          <table:table-cell office:value-type="string" calcext:value-type="string">
            <text:p>சுஜாதா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கதை</text:p>
          </table:table-cell>
          <table:table-cell office:value-type="date" office:date-value="2020-11-08" calcext:value-type="date">
            <text:p>08 Nov 202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Chuck Palahniuk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19" calcext:value-type="date">
            <text:p>19 Nov 202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இச்சைகளின் இருள்வெள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1" calcext:value-type="date">
            <text:p>21 Nov 202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குட்டி இளவரசன்</text:p>
          </table:table-cell>
          <table:table-cell office:value-type="string" calcext:value-type="string">
            <text:p>அந்த்வான் து செந்த்-எக்சுபெரி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கத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கி.மு - கி.பி</text:p>
          </table:table-cell>
          <table:table-cell office:value-type="string" calcext:value-type="string">
            <text:p>மதன்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மறக்கவே நினைக்கிறேன்</text:p>
          </table:table-cell>
          <table:table-cell office:value-type="string" calcext:value-type="string">
            <text:p>மாரி செல்வராஜ்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05" calcext:value-type="date">
            <text:p>05 Dec 202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சிவப்பு இரவு</text:p>
          </table:table-cell>
          <table:table-cell office:value-type="string" calcext:value-type="string">
            <text:p>ராஜேஷ்குமார்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கதை</text:p>
          </table:table-cell>
          <table:table-cell office:value-type="date" office:date-value="2020-12-13" calcext:value-type="date">
            <text:p>13 Dec 2020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ஆரிய மாயை</text:p>
          </table:table-cell>
          <table:table-cell office:value-type="string" calcext:value-type="string">
            <text:p>கா. ந. அண்ணாதுரை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1" calcext:value-type="date">
            <text:p>21 Dec 202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கொரோனாவா? முதலாளித்துவமா?</text:p>
          </table:table-cell>
          <table:table-cell office:value-type="string" calcext:value-type="string">
            <text:p>தா. பாண்டியன்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4" calcext:value-type="date">
            <text:p>24 Dec 202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குருதிப்புனல்</text:p>
          </table:table-cell>
          <table:table-cell office:value-type="string" calcext:value-type="string">
            <text:p>இந்திரா பார்த்தசாரதி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கதை</text:p>
          </table:table-cell>
          <table:table-cell office:value-type="date" office:date-value="2020-12-31" calcext:value-type="date">
            <text:p>31 Dec 202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formula="of:=SUM([.E1:.E44])" office:value-type="float" office:value="10249" calcext:value-type="float">
            <text:p>10249</text:p>
          </table:table-cell>
          <table:table-cell table:number-columns-repeated="1019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20:37:12.975108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28T00:13:57.106543379</dc:date>
    <meta:editing-duration>PT4H31M31S</meta:editing-duration>
    <meta:editing-cycles>61</meta:editing-cycles>
    <meta:document-statistic meta:table-count="1" meta:cell-count="302" meta:object-count="0"/>
  </office:meta>
</office:document-meta>
</file>